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monospace" svg:font-family="monospace, monospace"/>
    <style:font-face style:name="segoe ui" svg:font-family="'segoe ui', 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text-line-through-type="none" style:font-name="segoe ui" fo:font-size="18pt" fo:letter-spacing="normal" fo:font-style="normal" style:text-underline-style="none" fo:font-weight="bold" style:text-blinking="false" style:font-weight-asian="bold" style:font-weight-complex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4pt" fo:letter-spacing="normal" fo:font-style="normal" fo:font-weight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segoe ui" fo:font-size="18pt" fo:letter-spacing="normal" fo:font-style="normal" fo:font-weight="bold" style:font-size-asian="18pt" style:font-weight-asian="bold" style:font-size-complex="18pt" style:font-weight-complex="bold"/>
    </style:style>
    <style:style style:name="P6" style:family="paragraph" style:parent-style-name="Preformatted_20_Text">
      <loext:graphic-properties draw:fill="solid" draw:fill-color="#ffffff" draw:opacity="100%"/>
      <style:paragraph-properties fo:margin-left="0cm" fo:margin-right="0cm" fo:margin-top="0.529cm" fo:margin-bottom="0.529cm" loext:contextual-spacing="false" fo:line-height="140%" fo:orphans="2" fo:widows="2" fo:text-indent="0cm" style:auto-text-indent="false" fo:background-color="#ffffff" fo:padding-left="0.318cm" fo:padding-right="0cm" fo:padding-top="0cm" fo:padding-bottom="0cm" fo:border-left="3pt solid #009688" fo:border-right="none" fo:border-top="none" fo:border-bottom="none"/>
      <style:text-properties fo:font-variant="normal" fo:text-transform="none" fo:color="#000000" style:font-name="Consolas" fo:font-size="13.5pt" fo:letter-spacing="normal" fo:font-style="normal" fo:font-weight="normal"/>
    </style:style>
    <style:style style:name="P7" style:family="paragraph" style:parent-style-name="Preformatted_20_Text">
      <loext:graphic-properties draw:fill="solid" draw:fill-color="#fefbed" draw:opacity="100%"/>
      <style:paragraph-properties fo:margin-left="0cm" fo:margin-right="0cm" fo:line-height="120%" fo:orphans="2" fo:widows="2" fo:text-indent="0cm" style:auto-text-indent="false" fo:background-color="#fefbed" fo:padding="0.212cm" fo:border="0.06pt solid #cfcfcf"/>
      <style:text-properties fo:font-variant="normal" fo:text-transform="none" fo:color="#000000" style:font-name="monospace" fo:font-size="13.5pt" fo:letter-spacing="normal" fo:font-style="normal" fo:font-weight="normal"/>
    </style:style>
    <style:style style:name="P8" style:family="paragraph" style:parent-style-name="Preformatted_20_Text">
      <loext:graphic-properties draw:fill="solid" draw:fill-color="#fefbed" draw:opacity="100%"/>
      <style:paragraph-properties fo:margin-left="0cm" fo:margin-right="0cm" fo:line-height="120%" fo:orphans="2" fo:widows="2" fo:text-indent="0cm" style:auto-text-indent="false" fo:background-color="#fefbed" fo:padding="0.212cm" fo:border="0.06pt solid #cfcfcf"/>
      <style:text-properties fo:font-variant="normal" fo:text-transform="none" fo:color="#696969" style:font-name="monospace" fo:font-size="13.5pt" fo:letter-spacing="normal" fo:font-style="normal" fo:font-weight="normal"/>
    </style:style>
    <style:style style:name="P9" style:family="paragraph" style:parent-style-name="Preformatted_20_Text">
      <loext:graphic-properties draw:fill="solid" draw:fill-color="#000000" draw:opacity="100%"/>
      <style:paragraph-properties fo:margin-left="0cm" fo:margin-right="0cm" fo:line-height="120%" fo:orphans="2" fo:widows="2" fo:text-indent="0cm" style:auto-text-indent="false" fo:background-color="#000000" fo:padding="0cm" fo:border="none"/>
      <style:text-properties fo:font-variant="normal" fo:text-transform="none" fo:color="#ffffff" style:font-name="monospace" fo:font-size="13.5pt" fo:letter-spacing="normal" fo:font-style="normal" fo:font-weight="normal"/>
    </style:style>
    <style:style style:name="P10" style:family="paragraph" style:parent-style-name="Preformatted_20_Text">
      <loext:graphic-properties draw:fill="solid" draw:fill-color="#fefbed" draw:opacity="100%"/>
      <style:paragraph-properties fo:margin-top="0cm" fo:margin-bottom="0.499cm" loext:contextual-spacing="false" fo:line-height="120%" fo:orphans="2" fo:widows="2" fo:background-color="#fefbed" fo:padding="0.212cm" fo:border="0.06pt solid #cfcfcf"/>
      <style:text-properties fo:font-variant="normal" fo:text-transform="none" fo:color="#000000" style:font-name="monospace" fo:font-size="13.5pt" fo:letter-spacing="normal" fo:font-style="normal" fo:font-weight="normal"/>
    </style:style>
    <style:style style:name="P11" style:family="paragraph" style:parent-style-name="Preformatted_20_Text">
      <loext:graphic-properties draw:fill="solid" draw:fill-color="#fefbed" draw:opacity="100%"/>
      <style:paragraph-properties fo:margin-top="0cm" fo:margin-bottom="0.499cm" loext:contextual-spacing="false" fo:line-height="120%" fo:orphans="2" fo:widows="2" fo:background-color="#fefbed" fo:padding="0.212cm" fo:border="0.06pt solid #cfcfcf"/>
      <style:text-properties fo:font-variant="normal" fo:text-transform="none" fo:color="#800080" style:font-name="monospace" fo:font-size="13.5pt" fo:letter-spacing="normal" fo:font-style="normal" fo:font-weight="normal"/>
    </style:style>
    <style:style style:name="P12" style:family="paragraph" style:parent-style-name="Preformatted_20_Text">
      <loext:graphic-properties draw:fill="solid" draw:fill-color="#000000" draw:opacity="100%"/>
      <style:paragraph-properties fo:margin-top="0cm" fo:margin-bottom="0.499cm" loext:contextual-spacing="false" fo:line-height="120%" fo:orphans="2" fo:widows="2" fo:background-color="#000000" fo:padding="0cm" fo:border="none"/>
      <style:text-properties fo:font-variant="normal" fo:text-transform="none" fo:color="#ffffff" style:font-name="monospace" fo:font-size="13.5pt" fo:letter-spacing="normal" fo:font-style="normal" fo:font-weight="normal"/>
    </style:style>
    <style:style style:name="P13" style:family="paragraph" style:parent-style-name="Preformatted_20_Text">
      <loext:graphic-properties draw:fill="solid" draw:fill-color="#ffffff" draw:opacity="100%"/>
      <style:paragraph-properties fo:margin-top="0.529cm" fo:margin-bottom="0.529cm" loext:contextual-spacing="false" fo:line-height="140%" fo:orphans="2" fo:widows="2" fo:background-color="#ffffff" fo:padding-left="0.318cm" fo:padding-right="0cm" fo:padding-top="0cm" fo:padding-bottom="0cm" fo:border-left="3pt solid #009688" fo:border-right="none" fo:border-top="none" fo:border-bottom="none"/>
      <style:text-properties fo:font-variant="normal" fo:text-transform="none" fo:color="#000000" fo:letter-spacing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.529cm" fo:margin-bottom="0.529cm" loext:contextual-spacing="false" fo:line-height="140%" fo:orphans="2" fo:widows="2" fo:background-color="#ffffff" fo:padding-left="0.318cm" fo:padding-right="0cm" fo:padding-top="0cm" fo:padding-bottom="0cm" fo:border-left="3pt solid #009688" fo:border-right="none" fo:border-top="none" fo:border-bottom="none"/>
      <style:text-properties fo:font-variant="normal" fo:text-transform="none" fo:color="#000000" style:font-name="Consolas" fo:font-size="13.5pt" fo:letter-spacing="normal" fo:font-style="normal" fo:font-weight="normal"/>
    </style:style>
    <style:style style:name="P15" style:family="paragraph" style:parent-style-name="Preformatted_20_Text">
      <loext:graphic-properties draw:fill="solid" draw:fill-color="#fefbed" draw:opacity="100%"/>
      <style:paragraph-properties fo:line-height="120%" fo:orphans="2" fo:widows="2" fo:background-color="#fefbed" fo:padding="0.212cm" fo:border="0.06pt solid #cfcfcf"/>
      <style:text-properties fo:font-variant="normal" fo:text-transform="none" fo:color="#000000" fo:letter-spacing="normal"/>
    </style:style>
    <style:style style:name="P16" style:family="paragraph" style:parent-style-name="Preformatted_20_Text">
      <loext:graphic-properties draw:fill="solid" draw:fill-color="#fefbed" draw:opacity="100%"/>
      <style:paragraph-properties fo:line-height="120%" fo:orphans="2" fo:widows="2" fo:background-color="#fefbed" fo:padding="0.212cm" fo:border="0.06pt solid #cfcfcf"/>
      <style:text-properties fo:font-variant="normal" fo:text-transform="none" fo:color="#000000" style:font-name="monospace" fo:font-size="13.5pt" fo:letter-spacing="normal" fo:font-style="normal" fo:font-weight="normal"/>
    </style:style>
    <style:style style:name="P17" style:family="paragraph" style:parent-style-name="Preformatted_20_Text">
      <loext:graphic-properties draw:fill="solid" draw:fill-color="#fefbed" draw:opacity="100%"/>
      <style:paragraph-properties fo:line-height="120%" fo:orphans="2" fo:widows="2" fo:background-color="#fefbed" fo:padding="0.212cm" fo:border="0.06pt solid #cfcfcf"/>
      <style:text-properties fo:font-variant="normal" fo:text-transform="none" fo:color="#696969" fo:letter-spacing="normal"/>
    </style:style>
    <style:style style:name="P18" style:family="paragraph" style:parent-style-name="Preformatted_20_Text">
      <loext:graphic-properties draw:fill="solid" draw:fill-color="#fefbed" draw:opacity="100%"/>
      <style:paragraph-properties fo:line-height="120%" fo:orphans="2" fo:widows="2" fo:background-color="#fefbed" fo:padding="0.212cm" fo:border="0.06pt solid #cfcfcf"/>
    </style:style>
    <style:style style:name="P19" style:family="paragraph" style:parent-style-name="Preformatted_20_Text">
      <loext:graphic-properties draw:fill="solid" draw:fill-color="#000000" draw:opacity="100%"/>
      <style:paragraph-properties fo:line-height="120%" fo:orphans="2" fo:widows="2" fo:background-color="#000000" fo:padding="0cm" fo:border="none"/>
      <style:text-properties fo:font-variant="normal" fo:text-transform="none" fo:color="#ffffff" style:font-name="monospace" fo:font-size="13.5pt" fo:letter-spacing="normal" fo:font-style="normal" fo:font-weight="normal"/>
    </style:style>
    <style:style style:name="P20" style:family="paragraph" style:parent-style-name="Preformatted_20_Text">
      <loext:graphic-properties draw:fill="solid" draw:fill-color="#000000" draw:opacity="100%"/>
      <style:paragraph-properties fo:line-height="120%" fo:orphans="2" fo:widows="2" fo:background-color="#000000" fo:padding="0cm" fo:border="none"/>
    </style:style>
    <style:style style:name="P21" style:family="paragraph" style:parent-style-name="Heading_20_3">
      <style:text-properties fo:font-variant="normal" fo:text-transform="none" fo:color="#000000" style:text-line-through-style="none" style:text-line-through-type="none" style:font-name="segoe ui" fo:font-size="18pt" fo:letter-spacing="normal" fo:font-style="normal" style:text-underline-style="none" fo:font-weight="normal" style:text-blinking="false"/>
    </style:style>
    <style:style style:name="P22" style:family="paragraph" style:parent-style-name="Heading_20_3">
      <style:text-properties fo:font-variant="normal" fo:text-transform="none" fo:color="#000000" style:text-line-through-style="none" style:text-line-through-type="none" style:font-name="segoe ui" fo:font-size="18pt" fo:letter-spacing="normal" fo:font-style="normal" style:text-underline-style="none" fo:font-weight="normal" officeooo:paragraph-rsid="001648b1" style:text-blinking="false"/>
    </style:style>
    <style:style style:name="P23" style:family="paragraph" style:parent-style-name="Heading_20_3">
      <style:text-properties fo:font-variant="normal" fo:text-transform="none" fo:color="#000000" style:text-line-through-style="none" style:text-line-through-type="none" style:font-name="segoe ui" fo:font-size="18pt" fo:letter-spacing="normal" fo:font-style="normal" style:text-underline-style="none" fo:font-weight="bold" style:text-blinking="false" style:font-weight-asian="bold" style:font-weight-complex="bold"/>
    </style:style>
    <style:style style:name="P24" style:family="paragraph" style:parent-style-name="Heading_20_2">
      <style:text-properties fo:font-variant="normal" fo:text-transform="none" fo:color="#000000" style:text-line-through-style="none" style:text-line-through-type="none" style:font-name="segoe ui" fo:font-size="21pt" fo:letter-spacing="normal" fo:font-style="normal" style:text-underline-style="none" fo:font-weight="normal" style:text-blink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48b1" style:font-weight-asian="bold" style:font-weight-complex="bold"/>
    </style:style>
    <style:style style:name="T4" style:family="text">
      <style:text-properties style:font-name="Consolas" fo:font-size="13.5pt" fo:font-style="normal" fo:font-weight="normal"/>
    </style:style>
    <style:style style:name="T5" style:family="text">
      <style:text-properties fo:color="#dc143c" style:font-name="Consolas" fo:background-color="#f1f1f1" loext:char-shading-value="0" loext:padding="0cm" loext:border="none"/>
    </style:style>
    <style:style style:name="T6" style:family="text">
      <style:text-properties fo:color="#dc143c" style:font-name="Consolas" fo:font-size="9.75pt" fo:background-color="#f1f1f1" loext:char-shading-value="0" loext:padding="0cm" loext:border="none"/>
    </style:style>
    <style:style style:name="T7" style:family="text">
      <style:text-properties officeooo:rsid="001648b1"/>
    </style:style>
    <style:style style:name="T8" style:family="text">
      <style:text-properties style:font-name="monospace" fo:font-size="13.5pt" fo:font-style="normal" fo:font-weight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4a43"/>
    </style:style>
    <style:style style:name="T11" style:family="text">
      <style:text-properties fo:color="#004a43" style:font-name="monospace" fo:font-size="13.5pt" fo:font-style="normal" fo:font-weight="normal"/>
    </style:style>
    <style:style style:name="T12" style:family="text">
      <style:text-properties fo:color="#800000" style:font-name="monospace" fo:font-size="13.5pt" fo:font-style="normal" fo:font-weight="normal"/>
    </style:style>
    <style:style style:name="T13" style:family="text">
      <style:text-properties fo:color="#800000" style:font-name="monospace" fo:font-size="13.5pt" fo:font-style="normal" fo:font-weight="bold"/>
    </style:style>
    <style:style style:name="T14" style:family="text">
      <style:text-properties fo:color="#40015a" style:font-name="monospace" fo:font-size="13.5pt" fo:font-style="normal" fo:font-weight="normal"/>
    </style:style>
    <style:style style:name="T15" style:family="text">
      <style:text-properties fo:color="#696969" style:font-name="monospace" fo:font-size="13.5pt" fo:font-style="normal" fo:font-weight="normal"/>
    </style:style>
    <style:style style:name="T16" style:family="text">
      <style:text-properties fo:color="#800080" style:font-name="monospace" fo:font-size="13.5pt" fo:font-style="normal" fo:font-weight="normal"/>
    </style:style>
    <style:style style:name="T17" style:family="text">
      <style:text-properties fo:color="#808030" style:font-name="monospace" fo:font-size="13.5pt" fo:font-style="normal" fo:font-weight="normal"/>
    </style:style>
    <style:style style:name="T18" style:family="text">
      <style:text-properties fo:color="#008c00" style:font-name="monospace" fo:font-size="13.5pt" fo:font-style="normal" fo:font-weight="normal"/>
    </style:style>
    <style:style style:name="T19" style:family="text">
      <style:text-properties fo:color="#400000" style:font-name="monospace" fo:font-size="13.5pt" fo:font-style="normal" fo:font-weight="normal"/>
    </style:style>
    <style:style style:name="T20" style:family="text">
      <style:text-properties fo:color="#603000" style:font-name="monospace" fo:font-size="13.5pt" fo:font-style="normal" fo:font-weight="normal"/>
    </style:style>
    <style:style style:name="T21" style:family="text">
      <style:text-properties fo:color="#0000e6" style:font-name="monospace" fo:font-size="13.5pt" fo:font-style="normal" fo:font-weight="normal"/>
    </style:style>
    <style:style style:name="T22" style:family="text">
      <style:text-properties fo:color="#0f69ff" style:font-name="monospace" fo:font-size="13.5pt" fo:font-style="normal" fo:font-weight="normal"/>
    </style:style>
    <style:style style:name="T23" style:family="text">
      <style:text-properties fo:color="#007997" style:font-name="monospace" fo:font-size="13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1" text:outline-level="3"><text:span text:style-name="T3">Mathematical Problems Using </text:span><text:span text:style-name="T2">C program</text:span><text:span text:style-name="T3">ming Language</text:span> </text:h>
      <text:p text:style-name="Standard"/>
      <text:p text:style-name="Standard"/>
      <text:p text:style-name="Standard"/>
      <text:h text:style-name="P22" text:outline-level="3"><text:span text:style-name="T7">C Program For </text:span>Polynomial Addition Using Structure:</text:h>
      <text:h text:style-name="P24" text:outline-level="2"/>
      <text:h text:style-name="P24" text:outline-level="2">What is Polynomial?</text:h>
      <text:p text:style-name="P2">A polynomial is an expression that contains more than two terms. A term is made up of coefficient and exponent.<text:line-break/><text:span text:style-name="T1">Example:</text:span> <text:span text:style-name="T5">P(x) = 4x</text:span><text:span text:style-name="T6">3</text:span><text:span text:style-name="T5">+6x</text:span><text:span text:style-name="T6">2</text:span><text:span text:style-name="T5">+7x+9</text:span></text:p>
      <text:p text:style-name="P2">A polynomial may be represented using array or structure. A structure may be defined such that it contains two parts – one is the coefficient and second is the corresponding exponent. The structure definition may be given as shown below:</text:p>
      <text:p text:style-name="P6">Struct polynomial{ </text:p>
      <text:p text:style-name="P13"><text:s text:c="8"/><text:span text:style-name="T4">int coefficient; </text:span></text:p>
      <text:p text:style-name="P13"><text:s text:c="8"/><text:span text:style-name="T4">int exponent;</text:span></text:p>
      <text:p text:style-name="P14">};</text:p>
      <text:p text:style-name="P2">The basic idea of polynomial addition is to add coefficient parts of the polynomials having same exponent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text:tab/><text:tab/><text:tab/><text:tab/><text:tab/><text:span text:style-name="T9">Algorithm:</text:span></text:p>
      <text:p text:style-name="P6">AddPoly(Struct Poly p1[10],Struct Poly p2[10],int t1,int t2,Struct Poly p3[10])</text:p>
      <text:p text:style-name="P7">1.) [Initialize segment variables]</text:p>
      <text:p text:style-name="P15"><text:s text:c="4"/><text:span text:style-name="T8">[Initialize Counter] Set i=0,j=0,k=0</text:span></text:p>
      <text:p text:style-name="P18"/>
      <text:p text:style-name="P16">2.) Repeat step 3 while i&lt;t1 and j&lt;t2</text:p>
      <text:p text:style-name="P18"/>
      <text:p text:style-name="P16">3.) If p1[i].expo=p2[j].expo, then</text:p>
      <text:p text:style-name="P16">p3[i].coeff=p1[i].coeff+p2[i].coeff</text:p>
      <text:p text:style-name="P16">p3[k].expo=p1[i].expo</text:p>
      <text:p text:style-name="P15"><text:s text:c="7"/><text:span text:style-name="T8">[Increase counter] Set i=i+1,j=j+1,k=k+1</text:span></text:p>
      <text:p text:style-name="P16">else if p1[i].expo &gt; p2[j].expo, then </text:p>
      <text:p text:style-name="P16">p3[k].coeff=p1[i].coeff</text:p>
      <text:p text:style-name="P16">p3[k].expo=p1[i].expo</text:p>
      <text:p text:style-name="P15"><text:s text:c="7"/><text:span text:style-name="T8">[Increase counter] Set i=i+1,k=k+1</text:span></text:p>
      <text:p text:style-name="P16">else</text:p>
      <text:p text:style-name="P16">p3[k].coeff=p2[j].coeff</text:p>
      <text:p text:style-name="P16">p3[k].expo=p2[j].expo</text:p>
      <text:p text:style-name="P15"><text:s text:c="7"/><text:span text:style-name="T8">Set j=j+1,k=k+1</text:span></text:p>
      <text:p text:style-name="P15"><text:s text:c="3"/><text:span text:style-name="T8">[End of If]</text:span></text:p>
      <text:p text:style-name="P15"><text:s text:c="2"/><text:span text:style-name="T8">[End of loop]</text:span></text:p>
      <text:p text:style-name="P18"/>
      <text:p text:style-name="P16">4.) Repeat while i&lt;t1 </text:p>
      <text:p text:style-name="P16">p3[k].coeff=p1[i].coeff</text:p>
      <text:p text:style-name="P16">p3[k].expo=p1[i].expo</text:p>
      <text:p text:style-name="P15"><text:s text:c="7"/><text:span text:style-name="T8">Set i=i+1,k=k+1</text:span></text:p>
      <text:p text:style-name="P15"><text:s text:c="2"/><text:span text:style-name="T8">[End of loop]</text:span></text:p>
      <text:p text:style-name="P18"/>
      <text:p text:style-name="P16">5.) Repeat while j&lt;t2 </text:p>
      <text:p text:style-name="P16">p3[k].coeff=p2[j].coeff</text:p>
      <text:p text:style-name="P16">p3[k].expo=p2[j].expo</text:p>
      <text:p text:style-name="P15"><text:s text:c="7"/><text:span text:style-name="T8">Set j=j+1,k=k+1</text:span></text:p>
      <text:p text:style-name="P15"><text:s text:c="2"/><text:span text:style-name="T8">[End of loop]</text:span></text:p>
      <text:p text:style-name="P18"/>
      <text:p text:style-name="P16">6.) Return k</text:p>
      <text:p text:style-name="P10">7.) Exit</text:p>
      <text:h text:style-name="P23" text:outline-level="3"><text:soft-page-break/>C program for Polynomial Addition Using Structure:</text:h>
      <text:p text:style-name="P1"/>
      <text:p text:style-name="P8">/* program for addition of two polynomials</text:p>
      <text:p text:style-name="P17"> <text:span text:style-name="T8">* polynomial are stored using structure</text:span></text:p>
      <text:p text:style-name="P17"> <text:span text:style-name="T8">* and program uses array of structure</text:span></text:p>
      <text:p text:style-name="P17"> <text:span text:style-name="T8">*/</text:span></text:p>
      <text:p text:style-name="P15"><text:span text:style-name="T10"> </text:span><text:span text:style-name="T11">#include</text:span><text:span text:style-name="T12">&lt;</text:span><text:span text:style-name="T14">stdio.h</text:span><text:span text:style-name="T12">&gt;</text:span></text:p>
      <text:p text:style-name="P18"/>
      <text:p text:style-name="P15"><text:s/><text:span text:style-name="T15">/* declare structure for polynomial */</text:span></text:p>
      <text:p text:style-name="P15"><text:s/><text:span text:style-name="T13">struct</text:span><text:span text:style-name="T8"> poly</text:span></text:p>
      <text:p text:style-name="P15"><text:s/><text:span text:style-name="T16">{</text:span></text:p>
      <text:p text:style-name="P15"><text:s text:c="9"/><text:span text:style-name="T13">int</text:span><text:span text:style-name="T8"> coeff</text:span><text:span text:style-name="T16">;</text:span></text:p>
      <text:p text:style-name="P15"><text:s text:c="9"/><text:span text:style-name="T13">int</text:span><text:span text:style-name="T8"> expo</text:span><text:span text:style-name="T16">;</text:span></text:p>
      <text:p text:style-name="P15"><text:s/><text:span text:style-name="T16">};</text:span></text:p>
      <text:p text:style-name="P15"><text:s/><text:span text:style-name="T15">/* declare three arrays p1, p2, p3 of type structure poly.</text:span></text:p>
      <text:p text:style-name="P17"> <text:span text:style-name="T8">* each polynomial can have maximum of ten terms</text:span></text:p>
      <text:p text:style-name="P17"> <text:span text:style-name="T8">* addition result of p1 and p2 is stored in p3 */</text:span></text:p>
      <text:p text:style-name="P18"/>
      <text:p text:style-name="P15"><text:s/><text:span text:style-name="T13">struct</text:span><text:span text:style-name="T8"> poly p1</text:span><text:span text:style-name="T17">[</text:span><text:span text:style-name="T18">10</text:span><text:span text:style-name="T17">],</text:span><text:span text:style-name="T8">p2</text:span><text:span text:style-name="T17">[</text:span><text:span text:style-name="T18">10</text:span><text:span text:style-name="T17">],</text:span><text:span text:style-name="T8">p3</text:span><text:span text:style-name="T17">[</text:span><text:span text:style-name="T18">10</text:span><text:span text:style-name="T17">]</text:span><text:span text:style-name="T16">;</text:span></text:p>
      <text:p text:style-name="P18"/>
      <text:p text:style-name="P15"><text:s/><text:span text:style-name="T15">/* function prototypes */</text:span></text:p>
      <text:p text:style-name="P15"><text:s/><text:span text:style-name="T13">int</text:span><text:span text:style-name="T8"> readPoly</text:span><text:span text:style-name="T17">(</text:span><text:span text:style-name="T13">struct</text:span><text:span text:style-name="T8"> poly </text:span><text:span text:style-name="T17">[])</text:span><text:span text:style-name="T16">;</text:span></text:p>
      <text:p text:style-name="P15"><text:s/><text:span text:style-name="T13">int</text:span><text:span text:style-name="T8"> addPoly</text:span><text:span text:style-name="T17">(</text:span><text:span text:style-name="T13">struct</text:span><text:span text:style-name="T8"> poly </text:span><text:span text:style-name="T17">[],</text:span><text:span text:style-name="T13">struct</text:span><text:span text:style-name="T8"> poly </text:span><text:span text:style-name="T17">[],</text:span><text:span text:style-name="T13">int</text:span><text:span text:style-name="T8"> </text:span><text:span text:style-name="T17">,</text:span><text:span text:style-name="T13">int</text:span><text:span text:style-name="T8"> </text:span><text:span text:style-name="T17">,</text:span><text:span text:style-name="T13">struct</text:span><text:span text:style-name="T8"> poly </text:span><text:span text:style-name="T17">[])</text:span><text:span text:style-name="T16">;</text:span></text:p>
      <text:p text:style-name="P15"><text:s/><text:span text:style-name="T13">void</text:span><text:span text:style-name="T8"> displayPoly</text:span><text:span text:style-name="T17">(</text:span><text:span text:style-name="T8"> </text:span><text:span text:style-name="T13">struct</text:span><text:span text:style-name="T8"> poly </text:span><text:span text:style-name="T17">[],</text:span><text:span text:style-name="T13">int</text:span><text:span text:style-name="T8"> terms</text:span><text:span text:style-name="T17">)</text:span><text:span text:style-name="T16">;</text:span></text:p>
      <text:p text:style-name="P18"/>
      <text:p text:style-name="P15"><text:s/><text:span text:style-name="T13">int</text:span><text:span text:style-name="T8"> </text:span><text:span text:style-name="T19">main</text:span><text:span text:style-name="T17">()</text:span></text:p>
      <text:p text:style-name="P15"><text:s/><text:span text:style-name="T16">{</text:span></text:p>
      <text:p text:style-name="P15"><text:s text:c="8"/><text:span text:style-name="T13">int</text:span><text:span text:style-name="T8"> t1</text:span><text:span text:style-name="T17">,</text:span><text:span text:style-name="T8">t2</text:span><text:span text:style-name="T17">,</text:span><text:span text:style-name="T8">t3</text:span><text:span text:style-name="T16">;</text:span></text:p>
      <text:p text:style-name="P18"/>
      <text:p text:style-name="P15"><text:s text:c="8"/><text:span text:style-name="T15">/* read and display first polynomial */</text:span></text:p>
      <text:p text:style-name="P15"><text:s text:c="8"/><text:span text:style-name="T8">t1</text:span><text:span text:style-name="T17">=</text:span><text:span text:style-name="T8">readPoly</text:span><text:span text:style-name="T17">(</text:span><text:span text:style-name="T8">p1</text:span><text:span text:style-name="T17">)</text:span><text:span text:style-name="T16">;</text:span></text:p>
      <text:p text:style-name="P15"><text:s text:c="8"/><text:span text:style-name="T20">printf</text:span><text:span text:style-name="T17">(</text:span><text:span text:style-name="T12">"</text:span><text:span text:style-name="T21"> </text:span><text:span text:style-name="T22">\n</text:span><text:span text:style-name="T21"> First polynomial : </text:span><text:span text:style-name="T12">"</text:span><text:span text:style-name="T17">)</text:span><text:span text:style-name="T16">;</text:span></text:p>
      <text:p text:style-name="P15"><text:s text:c="8"/><text:span text:style-name="T8">displayPoly</text:span><text:span text:style-name="T17">(</text:span><text:span text:style-name="T8">p1</text:span><text:span text:style-name="T17">,</text:span><text:span text:style-name="T8">t1</text:span><text:span text:style-name="T17">)</text:span><text:span text:style-name="T16">;</text:span></text:p>
      <text:p text:style-name="P15"><text:s text:c="8"/><text:span text:style-name="T15">/* read and display second polynomial */</text:span></text:p>
      <text:p text:style-name="P15"><text:s text:c="8"/><text:span text:style-name="T8">t2</text:span><text:span text:style-name="T17">=</text:span><text:span text:style-name="T8">readPoly</text:span><text:span text:style-name="T17">(</text:span><text:span text:style-name="T8">p2</text:span><text:span text:style-name="T17">)</text:span><text:span text:style-name="T16">;</text:span></text:p>
      <text:p text:style-name="P15"><text:soft-page-break/><text:s text:c="8"/><text:span text:style-name="T20">printf</text:span><text:span text:style-name="T17">(</text:span><text:span text:style-name="T12">"</text:span><text:span text:style-name="T21"> </text:span><text:span text:style-name="T22">\n</text:span><text:span text:style-name="T21"> Second polynomial : </text:span><text:span text:style-name="T12">"</text:span><text:span text:style-name="T17">)</text:span><text:span text:style-name="T16">;</text:span></text:p>
      <text:p text:style-name="P15"><text:s text:c="8"/><text:span text:style-name="T8">displayPoly</text:span><text:span text:style-name="T17">(</text:span><text:span text:style-name="T8">p2</text:span><text:span text:style-name="T17">,</text:span><text:span text:style-name="T8">t2</text:span><text:span text:style-name="T17">)</text:span><text:span text:style-name="T16">;</text:span></text:p>
      <text:p text:style-name="P18"/>
      <text:p text:style-name="P15"><text:s text:c="8"/><text:span text:style-name="T15">/* add two polynomials and display resultant polynomial */</text:span></text:p>
      <text:p text:style-name="P15"><text:s text:c="8"/><text:span text:style-name="T8">t3</text:span><text:span text:style-name="T17">=</text:span><text:span text:style-name="T8">addPoly</text:span><text:span text:style-name="T17">(</text:span><text:span text:style-name="T8">p1</text:span><text:span text:style-name="T17">,</text:span><text:span text:style-name="T8">p2</text:span><text:span text:style-name="T17">,</text:span><text:span text:style-name="T8">t1</text:span><text:span text:style-name="T17">,</text:span><text:span text:style-name="T8">t2</text:span><text:span text:style-name="T17">,</text:span><text:span text:style-name="T8">p3</text:span><text:span text:style-name="T17">)</text:span><text:span text:style-name="T16">;</text:span></text:p>
      <text:p text:style-name="P15"><text:s text:c="8"/><text:span text:style-name="T20">printf</text:span><text:span text:style-name="T17">(</text:span><text:span text:style-name="T12">"</text:span><text:span text:style-name="T21"> </text:span><text:span text:style-name="T22">\n\n</text:span><text:span text:style-name="T21"> Resultant polynomial after addition : </text:span><text:span text:style-name="T12">"</text:span><text:span text:style-name="T17">)</text:span><text:span text:style-name="T16">;</text:span></text:p>
      <text:p text:style-name="P15"><text:s text:c="8"/><text:span text:style-name="T8">displayPoly</text:span><text:span text:style-name="T17">(</text:span><text:span text:style-name="T8">p3</text:span><text:span text:style-name="T17">,</text:span><text:span text:style-name="T8">t3</text:span><text:span text:style-name="T17">)</text:span><text:span text:style-name="T16">;</text:span></text:p>
      <text:p text:style-name="P15"><text:s text:c="8"/><text:span text:style-name="T20">printf</text:span><text:span text:style-name="T17">(</text:span><text:span text:style-name="T12">"</text:span><text:span text:style-name="T22">\n</text:span><text:span text:style-name="T12">"</text:span><text:span text:style-name="T17">)</text:span><text:span text:style-name="T16">;</text:span></text:p>
      <text:p text:style-name="P18"/>
      <text:p text:style-name="P15"><text:s text:c="8"/><text:span text:style-name="T13">return</text:span><text:span text:style-name="T8"> </text:span><text:span text:style-name="T18">0</text:span><text:span text:style-name="T16">;</text:span></text:p>
      <text:p text:style-name="P15"><text:s/><text:span text:style-name="T16">}</text:span></text:p>
      <text:p text:style-name="P18"/>
      <text:p text:style-name="P15"><text:s/><text:span text:style-name="T13">int</text:span><text:span text:style-name="T8"> readPoly</text:span><text:span text:style-name="T17">(</text:span><text:span text:style-name="T13">struct</text:span><text:span text:style-name="T8"> poly p</text:span><text:span text:style-name="T17">[</text:span><text:span text:style-name="T18">10</text:span><text:span text:style-name="T17">])</text:span></text:p>
      <text:p text:style-name="P15"><text:s/><text:span text:style-name="T16">{</text:span></text:p>
      <text:p text:style-name="P15"><text:s text:c="8"/><text:span text:style-name="T13">int</text:span><text:span text:style-name="T8"> t1</text:span><text:span text:style-name="T17">,</text:span><text:span text:style-name="T8">i</text:span><text:span text:style-name="T16">;</text:span></text:p>
      <text:p text:style-name="P18"/>
      <text:p text:style-name="P15"><text:s text:c="8"/><text:span text:style-name="T20">printf</text:span><text:span text:style-name="T17">(</text:span><text:span text:style-name="T12">"</text:span><text:span text:style-name="T22">\n\n</text:span><text:span text:style-name="T21"> Enter the total number of terms in the polynomial:</text:span><text:span text:style-name="T12">"</text:span><text:span text:style-name="T17">)</text:span><text:span text:style-name="T16">;</text:span></text:p>
      <text:p text:style-name="P15"><text:s text:c="8"/><text:span text:style-name="T20">scanf</text:span><text:span text:style-name="T17">(</text:span><text:span text:style-name="T12">"</text:span><text:span text:style-name="T23">%d</text:span><text:span text:style-name="T12">"</text:span><text:span text:style-name="T17">,&amp;</text:span><text:span text:style-name="T8">t1</text:span><text:span text:style-name="T17">)</text:span><text:span text:style-name="T16">;</text:span></text:p>
      <text:p text:style-name="P18"/>
      <text:p text:style-name="P15"><text:s text:c="8"/><text:span text:style-name="T20">printf</text:span><text:span text:style-name="T17">(</text:span><text:span text:style-name="T12">"</text:span><text:span text:style-name="T22">\n</text:span><text:span text:style-name="T21"> Enter the COEFFICIENT and EXPONENT in DESCENDING ORDER</text:span><text:span text:style-name="T22">\n</text:span><text:span text:style-name="T12">"</text:span><text:span text:style-name="T17">)</text:span><text:span text:style-name="T16">;</text:span></text:p>
      <text:p text:style-name="P15"><text:s text:c="8"/><text:span text:style-name="T13">for</text:span><text:span text:style-name="T17">(</text:span><text:span text:style-name="T8">i</text:span><text:span text:style-name="T17">=</text:span><text:span text:style-name="T18">0</text:span><text:span text:style-name="T16">;</text:span><text:span text:style-name="T8">i</text:span><text:span text:style-name="T17">&lt;</text:span><text:span text:style-name="T8">t1</text:span><text:span text:style-name="T16">;</text:span><text:span text:style-name="T8">i</text:span><text:span text:style-name="T17">++)</text:span></text:p>
      <text:p text:style-name="P15"><text:s text:c="8"/><text:span text:style-name="T16">{</text:span></text:p>
      <text:p text:style-name="P15"><text:s text:c="16"/><text:span text:style-name="T20">printf</text:span><text:span text:style-name="T17">(</text:span><text:span text:style-name="T12">"</text:span><text:span text:style-name="T21"> <text:s text:c="2"/>Enter the Coefficient(</text:span><text:span text:style-name="T23">%d</text:span><text:span text:style-name="T21">): </text:span><text:span text:style-name="T12">"</text:span><text:span text:style-name="T17">,</text:span><text:span text:style-name="T8">i</text:span><text:span text:style-name="T17">+</text:span><text:span text:style-name="T18">1</text:span><text:span text:style-name="T17">)</text:span><text:span text:style-name="T16">;</text:span></text:p>
      <text:p text:style-name="P15"><text:s text:c="16"/><text:span text:style-name="T20">scanf</text:span><text:span text:style-name="T17">(</text:span><text:span text:style-name="T12">"</text:span><text:span text:style-name="T23">%d</text:span><text:span text:style-name="T12">"</text:span><text:span text:style-name="T17">,&amp;</text:span><text:span text:style-name="T8">p</text:span><text:span text:style-name="T17">[</text:span><text:span text:style-name="T8">i</text:span><text:span text:style-name="T17">].</text:span><text:span text:style-name="T8">coeff</text:span><text:span text:style-name="T17">)</text:span><text:span text:style-name="T16">;</text:span></text:p>
      <text:p text:style-name="P15"><text:s text:c="16"/><text:span text:style-name="T20">printf</text:span><text:span text:style-name="T17">(</text:span><text:span text:style-name="T12">"</text:span><text:span text:style-name="T21"> <text:s text:c="5"/>Enter the exponent(</text:span><text:span text:style-name="T23">%d</text:span><text:span text:style-name="T21">): </text:span><text:span text:style-name="T12">"</text:span><text:span text:style-name="T17">,</text:span><text:span text:style-name="T8">i</text:span><text:span text:style-name="T17">+</text:span><text:span text:style-name="T18">1</text:span><text:span text:style-name="T17">)</text:span><text:span text:style-name="T16">;</text:span></text:p>
      <text:p text:style-name="P15"><text:s text:c="16"/><text:span text:style-name="T20">scanf</text:span><text:span text:style-name="T17">(</text:span><text:span text:style-name="T12">"</text:span><text:span text:style-name="T23">%d</text:span><text:span text:style-name="T12">"</text:span><text:span text:style-name="T17">,&amp;</text:span><text:span text:style-name="T8">p</text:span><text:span text:style-name="T17">[</text:span><text:span text:style-name="T8">i</text:span><text:span text:style-name="T17">].</text:span><text:span text:style-name="T8">expo</text:span><text:span text:style-name="T17">)</text:span><text:span text:style-name="T16">;</text:span><text:span text:style-name="T8"> <text:s text:c="7"/></text:span><text:span text:style-name="T15">/* only statement in loop */</text:span></text:p>
      <text:p text:style-name="P15"><text:s text:c="8"/><text:span text:style-name="T16">}</text:span></text:p>
      <text:p text:style-name="P15"><text:s text:c="8"/><text:span text:style-name="T13">return</text:span><text:span text:style-name="T17">(</text:span><text:span text:style-name="T8">t1</text:span><text:span text:style-name="T17">)</text:span><text:span text:style-name="T16">;</text:span></text:p>
      <text:p text:style-name="P15"><text:s/><text:span text:style-name="T16">}</text:span></text:p>
      <text:p text:style-name="P18"/>
      <text:p text:style-name="P15"><text:s/><text:span text:style-name="T13">int</text:span><text:span text:style-name="T8"> addPoly</text:span><text:span text:style-name="T17">(</text:span><text:span text:style-name="T13">struct</text:span><text:span text:style-name="T8"> poly p1</text:span><text:span text:style-name="T17">[</text:span><text:span text:style-name="T18">10</text:span><text:span text:style-name="T17">],</text:span><text:span text:style-name="T13">struct</text:span><text:span text:style-name="T8"> poly p2</text:span><text:span text:style-name="T17">[</text:span><text:span text:style-name="T18">10</text:span><text:span text:style-name="T17">],</text:span><text:span text:style-name="T13">int</text:span><text:span text:style-name="T8"> t1</text:span><text:span text:style-name="T17">,</text:span><text:span text:style-name="T13">int</text:span><text:span text:style-name="T8"> t2</text:span><text:span text:style-name="T17">,</text:span><text:span text:style-name="T13">struct</text:span><text:span text:style-name="T8"> poly p3</text:span><text:span text:style-name="T17">[</text:span><text:span text:style-name="T18">10</text:span><text:span text:style-name="T17">])</text:span></text:p>
      <text:p text:style-name="P15"><text:s/><text:span text:style-name="T16">{</text:span></text:p>
      <text:p text:style-name="P15"><text:s text:c="8"/><text:span text:style-name="T13">int</text:span><text:span text:style-name="T8"> i</text:span><text:span text:style-name="T17">,</text:span><text:span text:style-name="T8">j</text:span><text:span text:style-name="T17">,</text:span><text:span text:style-name="T8">k</text:span><text:span text:style-name="T16">;</text:span></text:p>
      <text:p text:style-name="P18"/>
      <text:p text:style-name="P18"><text:soft-page-break/></text:p>
      <text:p text:style-name="P15"><text:s text:c="8"/><text:span text:style-name="T8">i</text:span><text:span text:style-name="T17">=</text:span><text:span text:style-name="T18">0</text:span><text:span text:style-name="T16">;</text:span></text:p>
      <text:p text:style-name="P15"><text:s text:c="8"/><text:span text:style-name="T8">j</text:span><text:span text:style-name="T17">=</text:span><text:span text:style-name="T18">0</text:span><text:span text:style-name="T16">;</text:span></text:p>
      <text:p text:style-name="P15"><text:s text:c="8"/><text:span text:style-name="T8">k</text:span><text:span text:style-name="T17">=</text:span><text:span text:style-name="T18">0</text:span><text:span text:style-name="T16">;</text:span></text:p>
      <text:p text:style-name="P18"/>
      <text:p text:style-name="P15"><text:s text:c="8"/><text:span text:style-name="T13">while</text:span><text:span text:style-name="T17">(</text:span><text:span text:style-name="T8">i</text:span><text:span text:style-name="T17">&lt;</text:span><text:span text:style-name="T8">t1 </text:span><text:span text:style-name="T17">&amp;&amp;</text:span><text:span text:style-name="T8"> j</text:span><text:span text:style-name="T17">&lt;</text:span><text:span text:style-name="T8">t2</text:span><text:span text:style-name="T17">)</text:span></text:p>
      <text:p text:style-name="P15"><text:s text:c="8"/><text:span text:style-name="T16">{</text:span></text:p>
      <text:p text:style-name="P15"><text:s text:c="16"/><text:span text:style-name="T13">if</text:span><text:span text:style-name="T17">(</text:span><text:span text:style-name="T8">p1</text:span><text:span text:style-name="T17">[</text:span><text:span text:style-name="T8">i</text:span><text:span text:style-name="T17">].</text:span><text:span text:style-name="T8">expo</text:span><text:span text:style-name="T17">==</text:span><text:span text:style-name="T8">p2</text:span><text:span text:style-name="T17">[</text:span><text:span text:style-name="T8">j</text:span><text:span text:style-name="T17">].</text:span><text:span text:style-name="T8">expo</text:span><text:span text:style-name="T17">)</text:span></text:p>
      <text:p text:style-name="P15"><text:s text:c="16"/><text:span text:style-name="T16">{</text:span></text:p>
      <text:p text:style-name="P15"><text:s text:c="24"/><text:span text:style-name="T8">p3</text:span><text:span text:style-name="T17">[</text:span><text:span text:style-name="T8">k</text:span><text:span text:style-name="T17">].</text:span><text:span text:style-name="T8">coeff</text:span><text:span text:style-name="T17">=</text:span><text:span text:style-name="T8">p1</text:span><text:span text:style-name="T17">[</text:span><text:span text:style-name="T8">i</text:span><text:span text:style-name="T17">].</text:span><text:span text:style-name="T8">coeff </text:span><text:span text:style-name="T17">+</text:span><text:span text:style-name="T8"> p2</text:span><text:span text:style-name="T17">[</text:span><text:span text:style-name="T8">j</text:span><text:span text:style-name="T17">].</text:span><text:span text:style-name="T8">coeff</text:span><text:span text:style-name="T16">;</text:span></text:p>
      <text:p text:style-name="P15"><text:s text:c="24"/><text:span text:style-name="T8">p3</text:span><text:span text:style-name="T17">[</text:span><text:span text:style-name="T8">k</text:span><text:span text:style-name="T17">].</text:span><text:span text:style-name="T8">expo</text:span><text:span text:style-name="T17">=</text:span><text:span text:style-name="T8">p1</text:span><text:span text:style-name="T17">[</text:span><text:span text:style-name="T8">i</text:span><text:span text:style-name="T17">].</text:span><text:span text:style-name="T8">expo</text:span><text:span text:style-name="T16">;</text:span></text:p>
      <text:p text:style-name="P18"/>
      <text:p text:style-name="P15"><text:s text:c="24"/><text:span text:style-name="T8">i</text:span><text:span text:style-name="T17">++</text:span><text:span text:style-name="T16">;</text:span></text:p>
      <text:p text:style-name="P15"><text:s text:c="24"/><text:span text:style-name="T8">j</text:span><text:span text:style-name="T17">++</text:span><text:span text:style-name="T16">;</text:span></text:p>
      <text:p text:style-name="P15"><text:s text:c="24"/><text:span text:style-name="T8">k</text:span><text:span text:style-name="T17">++</text:span><text:span text:style-name="T16">;</text:span></text:p>
      <text:p text:style-name="P15"><text:s text:c="16"/><text:span text:style-name="T16">}</text:span></text:p>
      <text:p text:style-name="P15"><text:s text:c="16"/><text:span text:style-name="T13">else</text:span><text:span text:style-name="T8"> </text:span><text:span text:style-name="T13">if</text:span><text:span text:style-name="T17">(</text:span><text:span text:style-name="T8">p1</text:span><text:span text:style-name="T17">[</text:span><text:span text:style-name="T8">i</text:span><text:span text:style-name="T17">].</text:span><text:span text:style-name="T8">expo</text:span><text:span text:style-name="T17">&gt;</text:span><text:span text:style-name="T8">p2</text:span><text:span text:style-name="T17">[</text:span><text:span text:style-name="T8">j</text:span><text:span text:style-name="T17">].</text:span><text:span text:style-name="T8">expo</text:span><text:span text:style-name="T17">)</text:span></text:p>
      <text:p text:style-name="P15"><text:s text:c="16"/><text:span text:style-name="T16">{</text:span></text:p>
      <text:p text:style-name="P15"><text:s text:c="24"/><text:span text:style-name="T8">p3</text:span><text:span text:style-name="T17">[</text:span><text:span text:style-name="T8">k</text:span><text:span text:style-name="T17">].</text:span><text:span text:style-name="T8">coeff</text:span><text:span text:style-name="T17">=</text:span><text:span text:style-name="T8">p1</text:span><text:span text:style-name="T17">[</text:span><text:span text:style-name="T8">i</text:span><text:span text:style-name="T17">].</text:span><text:span text:style-name="T8">coeff</text:span><text:span text:style-name="T16">;</text:span></text:p>
      <text:p text:style-name="P15"><text:s text:c="24"/><text:span text:style-name="T8">p3</text:span><text:span text:style-name="T17">[</text:span><text:span text:style-name="T8">k</text:span><text:span text:style-name="T17">].</text:span><text:span text:style-name="T8">expo</text:span><text:span text:style-name="T17">=</text:span><text:span text:style-name="T8">p1</text:span><text:span text:style-name="T17">[</text:span><text:span text:style-name="T8">i</text:span><text:span text:style-name="T17">].</text:span><text:span text:style-name="T8">expo</text:span><text:span text:style-name="T16">;</text:span></text:p>
      <text:p text:style-name="P15"><text:s text:c="24"/><text:span text:style-name="T8">i</text:span><text:span text:style-name="T17">++</text:span><text:span text:style-name="T16">;</text:span></text:p>
      <text:p text:style-name="P15"><text:s text:c="24"/><text:span text:style-name="T8">k</text:span><text:span text:style-name="T17">++</text:span><text:span text:style-name="T16">;</text:span></text:p>
      <text:p text:style-name="P15"><text:s text:c="16"/><text:span text:style-name="T16">}</text:span></text:p>
      <text:p text:style-name="P15"><text:s text:c="16"/><text:span text:style-name="T13">else</text:span></text:p>
      <text:p text:style-name="P15"><text:s text:c="16"/><text:span text:style-name="T16">{</text:span></text:p>
      <text:p text:style-name="P15"><text:s text:c="24"/><text:span text:style-name="T8">p3</text:span><text:span text:style-name="T17">[</text:span><text:span text:style-name="T8">k</text:span><text:span text:style-name="T17">].</text:span><text:span text:style-name="T8">coeff</text:span><text:span text:style-name="T17">=</text:span><text:span text:style-name="T8">p2</text:span><text:span text:style-name="T17">[</text:span><text:span text:style-name="T8">j</text:span><text:span text:style-name="T17">].</text:span><text:span text:style-name="T8">coeff</text:span><text:span text:style-name="T16">;</text:span></text:p>
      <text:p text:style-name="P15"><text:s text:c="24"/><text:span text:style-name="T8">p3</text:span><text:span text:style-name="T17">[</text:span><text:span text:style-name="T8">k</text:span><text:span text:style-name="T17">].</text:span><text:span text:style-name="T8">expo</text:span><text:span text:style-name="T17">=</text:span><text:span text:style-name="T8">p2</text:span><text:span text:style-name="T17">[</text:span><text:span text:style-name="T8">j</text:span><text:span text:style-name="T17">].</text:span><text:span text:style-name="T8">expo</text:span><text:span text:style-name="T16">;</text:span></text:p>
      <text:p text:style-name="P15"><text:s text:c="24"/><text:span text:style-name="T8">j</text:span><text:span text:style-name="T17">++</text:span><text:span text:style-name="T16">;</text:span></text:p>
      <text:p text:style-name="P15"><text:s text:c="24"/><text:span text:style-name="T8">k</text:span><text:span text:style-name="T17">++</text:span><text:span text:style-name="T16">;</text:span></text:p>
      <text:p text:style-name="P15"><text:s text:c="16"/><text:span text:style-name="T16">}</text:span></text:p>
      <text:p text:style-name="P15"><text:s text:c="8"/><text:span text:style-name="T16">}</text:span></text:p>
      <text:p text:style-name="P18"/>
      <text:p text:style-name="P15"><text:s text:c="8"/><text:span text:style-name="T15">/* for rest over terms of polynomial 1 */</text:span></text:p>
      <text:p text:style-name="P15"><text:s text:c="8"/><text:span text:style-name="T13">while</text:span><text:span text:style-name="T17">(</text:span><text:span text:style-name="T8">i</text:span><text:span text:style-name="T17">&lt;</text:span><text:span text:style-name="T8">t1</text:span><text:span text:style-name="T17">)</text:span></text:p>
      <text:p text:style-name="P15"><text:s text:c="8"/><text:span text:style-name="T16">{</text:span></text:p>
      <text:p text:style-name="P15"><text:s text:c="16"/><text:span text:style-name="T8">p3</text:span><text:span text:style-name="T17">[</text:span><text:span text:style-name="T8">k</text:span><text:span text:style-name="T17">].</text:span><text:span text:style-name="T8">coeff</text:span><text:span text:style-name="T17">=</text:span><text:span text:style-name="T8">p1</text:span><text:span text:style-name="T17">[</text:span><text:span text:style-name="T8">i</text:span><text:span text:style-name="T17">].</text:span><text:span text:style-name="T8">coeff</text:span><text:span text:style-name="T16">;</text:span></text:p>
      <text:p text:style-name="P15"><text:s text:c="16"/><text:span text:style-name="T8">p3</text:span><text:span text:style-name="T17">[</text:span><text:span text:style-name="T8">k</text:span><text:span text:style-name="T17">].</text:span><text:span text:style-name="T8">expo</text:span><text:span text:style-name="T17">=</text:span><text:span text:style-name="T8">p1</text:span><text:span text:style-name="T17">[</text:span><text:span text:style-name="T8">i</text:span><text:span text:style-name="T17">].</text:span><text:span text:style-name="T8">expo</text:span><text:span text:style-name="T16">;</text:span></text:p>
      <text:p text:style-name="P15"><text:s text:c="16"/><text:span text:style-name="T8">i</text:span><text:span text:style-name="T17">++</text:span><text:span text:style-name="T16">;</text:span></text:p>
      <text:p text:style-name="P15"><text:s text:c="16"/><text:span text:style-name="T8">k</text:span><text:span text:style-name="T17">++</text:span><text:span text:style-name="T16">;</text:span></text:p>
      <text:p text:style-name="P15"><text:soft-page-break/><text:s text:c="8"/><text:span text:style-name="T16">}</text:span></text:p>
      <text:p text:style-name="P15"><text:s text:c="8"/><text:span text:style-name="T15">/* for rest over terms of polynomial 2 */</text:span></text:p>
      <text:p text:style-name="P15"><text:s text:c="8"/><text:span text:style-name="T13">while</text:span><text:span text:style-name="T17">(</text:span><text:span text:style-name="T8">j</text:span><text:span text:style-name="T17">&lt;</text:span><text:span text:style-name="T8">t2</text:span><text:span text:style-name="T17">)</text:span></text:p>
      <text:p text:style-name="P15"><text:s text:c="8"/><text:span text:style-name="T16">{</text:span></text:p>
      <text:p text:style-name="P15"><text:s text:c="16"/><text:span text:style-name="T8">p3</text:span><text:span text:style-name="T17">[</text:span><text:span text:style-name="T8">k</text:span><text:span text:style-name="T17">].</text:span><text:span text:style-name="T8">coeff</text:span><text:span text:style-name="T17">=</text:span><text:span text:style-name="T8">p2</text:span><text:span text:style-name="T17">[</text:span><text:span text:style-name="T8">j</text:span><text:span text:style-name="T17">].</text:span><text:span text:style-name="T8">coeff</text:span><text:span text:style-name="T16">;</text:span></text:p>
      <text:p text:style-name="P15"><text:s text:c="16"/><text:span text:style-name="T8">p3</text:span><text:span text:style-name="T17">[</text:span><text:span text:style-name="T8">k</text:span><text:span text:style-name="T17">].</text:span><text:span text:style-name="T8">expo</text:span><text:span text:style-name="T17">=</text:span><text:span text:style-name="T8">p2</text:span><text:span text:style-name="T17">[</text:span><text:span text:style-name="T8">j</text:span><text:span text:style-name="T17">].</text:span><text:span text:style-name="T8">expo</text:span><text:span text:style-name="T16">;</text:span></text:p>
      <text:p text:style-name="P15"><text:s text:c="16"/><text:span text:style-name="T8">j</text:span><text:span text:style-name="T17">++</text:span><text:span text:style-name="T16">;</text:span></text:p>
      <text:p text:style-name="P15"><text:s text:c="16"/><text:span text:style-name="T8">k</text:span><text:span text:style-name="T17">++</text:span><text:span text:style-name="T16">;</text:span></text:p>
      <text:p text:style-name="P15"><text:s text:c="8"/><text:span text:style-name="T16">}</text:span></text:p>
      <text:p text:style-name="P18"/>
      <text:p text:style-name="P15"><text:s text:c="8"/><text:span text:style-name="T13">return</text:span><text:span text:style-name="T17">(</text:span><text:span text:style-name="T8">k</text:span><text:span text:style-name="T17">)</text:span><text:span text:style-name="T16">;</text:span><text:span text:style-name="T8"> </text:span><text:span text:style-name="T15">/* k is number of terms in resultant polynomial*/</text:span></text:p>
      <text:p text:style-name="P15"><text:s/><text:span text:style-name="T16">}</text:span></text:p>
      <text:p text:style-name="P18"/>
      <text:p text:style-name="P15"><text:s/><text:span text:style-name="T13">void</text:span><text:span text:style-name="T8"> displayPoly</text:span><text:span text:style-name="T17">(</text:span><text:span text:style-name="T13">struct</text:span><text:span text:style-name="T8"> poly p</text:span><text:span text:style-name="T17">[</text:span><text:span text:style-name="T18">10</text:span><text:span text:style-name="T17">],</text:span><text:span text:style-name="T13">int</text:span><text:span text:style-name="T8"> term</text:span><text:span text:style-name="T17">)</text:span></text:p>
      <text:p text:style-name="P15"><text:s/><text:span text:style-name="T16">{</text:span></text:p>
      <text:p text:style-name="P15"><text:s text:c="8"/><text:span text:style-name="T13">int</text:span><text:span text:style-name="T8"> k</text:span><text:span text:style-name="T16">;</text:span></text:p>
      <text:p text:style-name="P18"/>
      <text:p text:style-name="P15"><text:s text:c="8"/><text:span text:style-name="T13">for</text:span><text:span text:style-name="T17">(</text:span><text:span text:style-name="T8">k</text:span><text:span text:style-name="T17">=</text:span><text:span text:style-name="T18">0</text:span><text:span text:style-name="T16">;</text:span><text:span text:style-name="T8">k</text:span><text:span text:style-name="T17">&lt;</text:span><text:span text:style-name="T8">term</text:span><text:span text:style-name="T17">-</text:span><text:span text:style-name="T18">1</text:span><text:span text:style-name="T16">;</text:span><text:span text:style-name="T8">k</text:span><text:span text:style-name="T17">++)</text:span></text:p>
      <text:p text:style-name="P15"><text:s text:c="8"/><text:span text:style-name="T20">printf</text:span><text:span text:style-name="T17">(</text:span><text:span text:style-name="T12">"</text:span><text:span text:style-name="T23">%d</text:span><text:span text:style-name="T21">(x^</text:span><text:span text:style-name="T23">%d</text:span><text:span text:style-name="T21">)+</text:span><text:span text:style-name="T12">"</text:span><text:span text:style-name="T17">,</text:span><text:span text:style-name="T8">p</text:span><text:span text:style-name="T17">[</text:span><text:span text:style-name="T8">k</text:span><text:span text:style-name="T17">].</text:span><text:span text:style-name="T8">coeff</text:span><text:span text:style-name="T17">,</text:span><text:span text:style-name="T8">p</text:span><text:span text:style-name="T17">[</text:span><text:span text:style-name="T8">k</text:span><text:span text:style-name="T17">].</text:span><text:span text:style-name="T8">expo</text:span><text:span text:style-name="T17">)</text:span><text:span text:style-name="T16">;</text:span></text:p>
      <text:p text:style-name="P15"><text:s text:c="8"/><text:span text:style-name="T20">printf</text:span><text:span text:style-name="T17">(</text:span><text:span text:style-name="T12">"</text:span><text:span text:style-name="T23">%d</text:span><text:span text:style-name="T21">(x^</text:span><text:span text:style-name="T23">%d</text:span><text:span text:style-name="T21">)</text:span><text:span text:style-name="T12">"</text:span><text:span text:style-name="T17">,</text:span><text:span text:style-name="T8">p</text:span><text:span text:style-name="T17">[</text:span><text:span text:style-name="T8">term</text:span><text:span text:style-name="T17">-</text:span><text:span text:style-name="T18">1</text:span><text:span text:style-name="T17">].</text:span><text:span text:style-name="T8">coeff</text:span><text:span text:style-name="T17">,</text:span><text:span text:style-name="T8">p</text:span><text:span text:style-name="T17">[</text:span><text:span text:style-name="T8">term</text:span><text:span text:style-name="T17">-</text:span><text:span text:style-name="T18">1</text:span><text:span text:style-name="T17">].</text:span><text:span text:style-name="T8">expo</text:span><text:span text:style-name="T17">)</text:span><text:span text:style-name="T16">;</text:span></text:p>
      <text:p text:style-name="P11">}</text:p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Output:</text:p>
      <text:p text:style-name="P5"/>
      <text:p text:style-name="P9">Enter the total number of terms in the polynomial:4</text:p>
      <text:p text:style-name="P19">Enter the COEFFICIENT and EXPONENT in DESCENDING ORDER</text:p>
      <text:p text:style-name="P19">Enter the Coefficient(1): 3</text:p>
      <text:p text:style-name="P19">Enter the exponent(1): 4</text:p>
      <text:p text:style-name="P19">Enter the Coefficient(2): 7</text:p>
      <text:p text:style-name="P19">Enter the exponent(2): 3</text:p>
      <text:p text:style-name="P19">Enter the Coefficient(3): 5</text:p>
      <text:p text:style-name="P19">Enter the exponent(3): 1</text:p>
      <text:p text:style-name="P19">Enter the Coefficient(4): 8</text:p>
      <text:p text:style-name="P19">Enter the exponent(4): 0</text:p>
      <text:p text:style-name="P20"/>
      <text:p text:style-name="P19">First polynomial : 3(x^4)+7(x^3)+5(x^1)+8(x^0)</text:p>
      <text:p text:style-name="P20"/>
      <text:p text:style-name="P19">Enter the total number of terms in the polynomial:5</text:p>
      <text:p text:style-name="P19">Enter the COEFFICIENT and EXPONENT in DESCENDING ORDER</text:p>
      <text:p text:style-name="P19">Enter the Coefficient(1): 7</text:p>
      <text:p text:style-name="P19">Enter the exponent(1): 5</text:p>
      <text:p text:style-name="P19">Enter the Coefficient(2): 6</text:p>
      <text:p text:style-name="P19">Enter the exponent(2): 4</text:p>
      <text:p text:style-name="P19">Enter the Coefficient(3): 8</text:p>
      <text:p text:style-name="P19">Enter the exponent(3): 2</text:p>
      <text:p text:style-name="P19">Enter the Coefficient(4): 9</text:p>
      <text:p text:style-name="P19">Enter the exponent(4): 1</text:p>
      <text:p text:style-name="P19">Enter the Coefficient(5): 2</text:p>
      <text:p text:style-name="P19">Enter the exponent(5): 0</text:p>
      <text:p text:style-name="P19">Second polynomial : 7(x^5)+6(x^4)+8(x^2)+9(x^1)+2(x^0)</text:p>
      <text:p text:style-name="P20"/>
      <text:p text:style-name="P12">Resultant polynomial after addition : 7(x^5)+9(x^4)+7(x^3)+8(x^2)+14(x^1)+10(x^0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monospace" svg:font-family="monospace, monospace"/>
    <style:font-face style:name="segoe ui" svg:font-family="'segoe ui', 'open sans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9:30:59.267228997</meta:creation-date>
    <dc:date>2018-12-13T19:53:28.891133232</dc:date>
    <meta:editing-duration>PT12M19S</meta:editing-duration>
    <meta:editing-cycles>1</meta:editing-cycles>
    <meta:document-statistic meta:table-count="0" meta:image-count="0" meta:object-count="0" meta:page-count="7" meta:paragraph-count="176" meta:word-count="621" meta:character-count="5600" meta:non-whitespace-character-count="4028"/>
    <meta:generator>LibreOffice/6.0.6.2$Linux_X86_64 LibreOffice_project/00m0$Build-2</meta:generator>
  </office:meta>
</office:document-meta>
</file>